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8_08-38-48_000.jpg</text:p>
          </table:table-cell>
          <table:table-cell table:style-name="ce11" office:value-type="string">
            <text:p>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,other=歯科医へ行った日（スズキ歯科）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,other=歯科医へ行った日（スズキ歯科）">
            <text:p>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,other=歯科医へ行った日（スズキ歯科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8_10-33-50_000.jpg</text:p>
          </table:table-cell>
          <table:table-cell table:style-name="ce11" office:value-type="string">
            <text:p>:PHOTO 記録 / 文書：コレポン / #*# / about=診察、希望している。腫れ、半分ほどに変わった,with=スズキ歯科（宮崎台駅、近く）,content=~,other=~ / N~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PHOTO 記録 / 文書：コレポン / #*# / about=診察、希望している。腫れ、半分ほどに変わった,with=スズキ歯科（宮崎台駅、近く）,content=~,other=~ / N~">
            <text:p>:PHOTO 記録 / 文書：コレポン / #*# / about=診察、希望している。腫れ、半分ほどに変わった,with=スズキ歯科（宮崎台駅、近く）,content=~,other=~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8_12-36-03_000.jpg</text:p>
          </table:table-cell>
          <table:table-cell table:style-name="ce11" office:value-type="string">
            <text:p>:m RES 1*4 / free# JVEMV6 76#_24:1 / 76. physics / w=~,topics=最速降下線；オイラー・ラグランジュ方程式（２回目）,other=~,s=~,i=~,doc=r-5-1~4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4 / free# JVEMV6 76#_24:1 / 76. physics / w=~,topics=最速降下線；オイラー・ラグランジュ方程式（２回目）,other=~,s=~,i=~,doc=r-5-1~4">
            <text:p>:m RES 1*4 / free# JVEMV6 76#_24:1 / 76. physics / w=~,topics=最速降下線；オイラー・ラグランジュ方程式（２回目）,other=~,s=~,i=~,doc=r-5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8_12-36-24_000.jpg</text:p>
          </table:table-cell>
          <table:table-cell table:style-name="ce11" office:value-type="string">
            <text:p>:m RES 2*4 / free# JVEMV6 76#_24:1 / 76. physics / w=~,topics=最速降下線；オイラー・ラグランジュ方程式（２回目）,other=~,s=~,i=~,doc=r-5-1~4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4 / free# JVEMV6 76#_24:1 / 76. physics / w=~,topics=最速降下線；オイラー・ラグランジュ方程式（２回目）,other=~,s=~,i=~,doc=r-5-1~4">
            <text:p>:m RES 2*4 / free# JVEMV6 76#_24:1 / 76. physics / w=~,topics=最速降下線；オイラー・ラグランジュ方程式（２回目）,other=~,s=~,i=~,doc=r-5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8_12-36-41_000.jpg</text:p>
          </table:table-cell>
          <table:table-cell table:style-name="ce11" office:value-type="string">
            <text:p>:m RES 3*4 / free# JVEMV6 76#_24:1 / 76. physics / w=~,topics=最速降下線；オイラー・ラグランジュ方程式（２回目）,other=~,s=~,i=~,doc=r-5-1~4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3*4 / free# JVEMV6 76#_24:1 / 76. physics / w=~,topics=最速降下線；オイラー・ラグランジュ方程式（２回目）,other=~,s=~,i=~,doc=r-5-1~4">
            <text:p>:m RES 3*4 / free# JVEMV6 76#_24:1 / 76. physics / w=~,topics=最速降下線；オイラー・ラグランジュ方程式（２回目）,other=~,s=~,i=~,doc=r-5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8_12-37-01_000.jpg</text:p>
          </table:table-cell>
          <table:table-cell table:style-name="ce11" office:value-type="string">
            <text:p>:m RES 4*4 / free# JVEMV6 76#_24:1 / 76. physics / w=~,topics=最速降下線；オイラー・ラグランジュ方程式（２回目）,other=~,s=~,i=~,doc=r-5-1~4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4*4 / free# JVEMV6 76#_24:1 / 76. physics / w=~,topics=最速降下線；オイラー・ラグランジュ方程式（２回目）,other=~,s=~,i=~,doc=r-5-1~4">
            <text:p>:m RES 4*4 / free# JVEMV6 76#_24:1 / 76. physics / w=~,topics=最速降下線；オイラー・ラグランジュ方程式（２回目）,other=~,s=~,i=~,doc=r-5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8_13-10-4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8_15-21-45_000.jpg</text:p>
          </table:table-cell>
          <table:table-cell table:style-name="ce18" office:value-type="string">
            <text:p>:m RES 1*1 / free# JVEMV6 76#_24:2 / 76. physics / w=~,topics=シャボン玉；シュタイナー対称化,other=~,s=~,i=~,doc=r-2-3~9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1*1 / free# JVEMV6 76#_24:2 / 76. physics / w=~,topics=シャボン玉；シュタイナー対称化,other=~,s=~,i=~,doc=r-2-3~9">
            <text:p>:m RES 1*1 / free# JVEMV6 76#_24:2 / 76. physics / w=~,topics=シャボン玉；シュタイナー対称化,other=~,s=~,i=~,doc=r-2-3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8_16-41-29_000.jpg</text:p>
          </table:table-cell>
          <table:table-cell table:style-name="ce18" office:value-type="string">
            <text:p>:m RES 1-3*3 / free# JVEMV6 44#5.1_2X / 44. currency / 5. ea tools / 1. first / memo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1-3*3 / free# JVEMV6 44#5.1_2X / 44. currency / 5. ea tools / 1. first / memo">
            <text:p>:m RES 1-3*3 / free# JVEMV6 44#5.1_2X / 44. currency / 5. ea tools / 1. first / memo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08_16-41-53_000.jpg</text:p>
          </table:table-cell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08_19-21-08_000.jpg</text:p>
          </table:table-cell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08_20-43-51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09_00-01-44_000.jpg</text:p>
          </table:table-cell>
          <table:table-cell table:style-name="ce18" office:value-type="string">
            <text:p>:m :th / topic=宗教：俺の宗教 / content=命を尊ぶ。人の命、鳥の命、口の中の、歯の命。 / lang=ja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th / topic=宗教：俺の宗教 / content=命を尊ぶ。人の命、鳥の命、口の中の、歯の命。 / lang=ja">
            <text:p>:m :th / topic=宗教：俺の宗教 / content=命を尊ぶ。人の命、鳥の命、口の中の、歯の命。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1-09_00-51-01_000.jpg</text:p>
          </table:table-cell>
          <table:table-cell table:style-name="ce11" office:value-type="string">
            <text:p>:m #*# RES / JVEMV6 64#114_hirata_-- / 『霊の御柱』（たまのみはしら） 著者=平田篤胤,校注=~ / p.18-19 / w=坐し[ま；神事[かみごと；熟に[そらそら；幽事[かみごと；神等[かみたち；状貌[かたち；産霊[むすび；,topic=読み方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#*# RES / JVEMV6 64#114_hirata_-- / 『霊の御柱』（たまのみはしら） 著者=平田篤胤,校注=~ / p.18-19 / w=坐し[ま；神事[かみごと；熟に[そらそら；幽事[かみごと；神等[かみたち；状貌[かたち；産霊[むすび；,topic=読み方">
            <text:p>:m #*# RES / JVEMV6 64#114_hirata_-- / 『霊の御柱』（たまのみはしら） 著者=平田篤胤,校注=~ / p.18-19 / w=坐し[ま；神事[かみごと；熟に[そらそら；幽事[かみごと；神等[かみたち；状貌[かたち；産霊[むすび；,topic=読み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1-09_01-27-54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1-09_01-28-12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1-09_06-48-03_000.jpg</text:p>
          </table:table-cell>
          <table:table-cell table:style-name="ce18" office:value-type="string">
            <text:p>:m :PHOTO 起き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2021/11/09</text:date>, <text:time>09:1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9T09:10:05.01</dc:date>
    <dc:creator>iwabuchi ken</dc:creator>
    <meta:editing-duration>P39DT18H16M47S</meta:editing-duration>
    <meta:editing-cycles>13749</meta:editing-cycles>
    <meta:document-statistic meta:table-count="1" meta:cell-count="446" meta:object-count="0"/>
  </office:meta>
</office:document-meta>
</file>